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bd8" officeooo:paragraph-rsid="001c2bd8"/>
    </style:style>
    <style:style style:name="P2" style:family="paragraph" style:parent-style-name="Standard">
      <style:paragraph-properties fo:break-before="page"/>
      <style:text-properties officeooo:rsid="001c2bd8" officeooo:paragraph-rsid="00200d8f"/>
    </style:style>
    <style:style style:name="P3" style:family="paragraph" style:parent-style-name="Standard">
      <style:text-properties officeooo:rsid="001c2bd8" officeooo:paragraph-rsid="00200d8f"/>
    </style:style>
    <style:style style:name="P4" style:family="paragraph" style:parent-style-name="Standard">
      <style:text-properties fo:font-size="20pt" fo:font-weight="bold" officeooo:rsid="001c2bd8" officeooo:paragraph-rsid="001c2bd8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21df91" officeooo:paragraph-rsid="0021df91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break-before="page"/>
      <style:text-properties fo:font-size="20pt" fo:font-weight="bold" officeooo:rsid="0021df91" officeooo:paragraph-rsid="0021df91" style:font-size-asian="17.5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237f61" officeooo:paragraph-rsid="00237f61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rsid="001c2bd8" officeooo:paragraph-rsid="001c2bd8" style:font-size-asian="32pt" style:font-weight-asian="bold" style:font-size-complex="32pt" style:font-weight-complex="bold"/>
    </style:style>
    <style:style style:name="P9" style:family="paragraph" style:parent-style-name="Standard">
      <style:text-properties fo:font-weight="bold" officeooo:rsid="001c4a2b" officeooo:paragraph-rsid="001c4a2b" style:font-weight-asian="bold" style:font-weight-complex="bold"/>
    </style:style>
    <style:style style:name="P10" style:family="paragraph" style:parent-style-name="Standard">
      <style:text-properties fo:font-weight="bold" officeooo:rsid="001e156f" officeooo:paragraph-rsid="001e156f" style:font-weight-asian="bold" style:font-weight-complex="bold"/>
    </style:style>
    <style:style style:name="P11" style:family="paragraph" style:parent-style-name="Standard">
      <style:text-properties fo:font-weight="bold" officeooo:rsid="001ee8bc" officeooo:paragraph-rsid="001ee8bc" style:font-weight-asian="bold" style:font-weight-complex="bold"/>
    </style:style>
    <style:style style:name="P12" style:family="paragraph" style:parent-style-name="Standard">
      <style:text-properties fo:font-weight="bold" officeooo:rsid="00200d8f" officeooo:paragraph-rsid="00200d8f" style:font-weight-asian="bold" style:font-weight-complex="bold"/>
    </style:style>
    <style:style style:name="P13" style:family="paragraph" style:parent-style-name="Standard">
      <style:text-properties fo:font-weight="bold" officeooo:rsid="0021df91" officeooo:paragraph-rsid="0021df91" style:font-weight-asian="bold" style:font-weight-complex="bold"/>
    </style:style>
    <style:style style:name="P14" style:family="paragraph" style:parent-style-name="Standard">
      <style:text-properties fo:font-weight="bold" officeooo:rsid="0023eed2" officeooo:paragraph-rsid="0023eed2" style:font-weight-asian="bold" style:font-weight-complex="bold"/>
    </style:style>
    <style:style style:name="P15" style:family="paragraph" style:parent-style-name="Standard">
      <style:text-properties officeooo:rsid="001c4a2b" officeooo:paragraph-rsid="001c2bd8"/>
    </style:style>
    <style:style style:name="P16" style:family="paragraph" style:parent-style-name="Standard">
      <style:text-properties officeooo:rsid="001c4a2b" officeooo:paragraph-rsid="001c4a2b"/>
    </style:style>
    <style:style style:name="P17" style:family="paragraph" style:parent-style-name="Standard">
      <style:text-properties fo:font-weight="normal" officeooo:rsid="001febf8" officeooo:paragraph-rsid="001febf8" style:font-weight-asian="normal" style:font-weight-complex="normal"/>
    </style:style>
    <style:style style:name="P18" style:family="paragraph" style:parent-style-name="Standard">
      <style:text-properties fo:font-weight="normal" officeooo:rsid="00200d8f" officeooo:paragraph-rsid="00200d8f" style:font-weight-asian="normal" style:font-weight-complex="normal"/>
    </style:style>
    <style:style style:name="P19" style:family="paragraph" style:parent-style-name="Standard">
      <style:text-properties officeooo:paragraph-rsid="0023ee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officeooo:rsid="001e156f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200d8f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Zasady Bezpieczeństwa</text:p>
      <text:p text:style-name="P1"/>
      <text:p text:style-name="P1"/>
      <text:p text:style-name="P4">Triada bezpieczeństwa CIA:</text:p>
      <text:p text:style-name="P15"/>
      <text:p text:style-name="P16"><text:span text:style-name="T1">Poufność (Confidentiality)</text:span> – ochrona informacji przed nieautoryzowanym dostępem.</text:p>
      <text:p text:style-name="P9">Przykład: <text:span text:style-name="T2">szyfrowanie danych przechowywanych na dyskach lub podczas przesyłania informacji.</text:span></text:p>
      <text:p text:style-name="P9"><text:span text:style-name="T2"/></text:p>
      <text:p text:style-name="P9">Integralność (Integrity) –<text:span text:style-name="T2"> zapewnienie, że dane są dokładne, spójne i nie zostały zmienione w sposób nieautoryzowany.</text:span></text:p>
      <text:p text:style-name="P9">Przykład: <text:span text:style-name="T2">używanie sum kontrolnych, które pozwalają na wykrycie jakiejkolwiek zmiany w danych, mechanizmy kontroli wersji.</text:span></text:p>
      <text:p text:style-name="P9"><text:span text:style-name="T2"/></text:p>
      <text:p text:style-name="P9">Dostępność (Availability) –<text:span text:style-name="T2"> zapewnia, że dane i usługi są dostępne i działają w sposób ciągły gdy są potrzebne.</text:span></text:p>
      <text:p text:style-name="P16"><text:span text:style-name="T1">Przykład:</text:span><text:span text:style-name="T2"> kopie zapasowe, mechanizmy failover.</text:span></text:p>
      <text:p text:style-name="P1"/>
      <text:p text:style-name="P1"/>
      <text:p text:style-name="Standard"><text:span text:style-name="T4">Triada </text:span><text:span text:style-name="T3">DAD (Deception, Alternation, Denial)</text:span></text:p>
      <text:p text:style-name="P10"/>
      <text:p text:style-name="P17">DAD jest używane głównie w kontekście analizy zagrożeń, a jego celem jest zrozumienie w jaki sposób atakujący może manipulować system i jakimi metodami może próbować ukryć swoje ślady.</text:p>
      <text:p text:style-name="P10"/>
      <text:p text:style-name="P10">Deception (Dezinformacja) –<text:span text:style-name="T2"> polega na wprowadzeniu w błąd systemów, użytkowników lub aplikacji w celu uzyskania dostępu do danych, systemów lub zasobów.</text:span></text:p>
      <text:p text:style-name="P10">Przykład: <text:span text:style-name="T2">wprowadzenie fałszywych informacji w procesie uwierzytelniania lub podszywanie się pod autentyczne źródło danych.</text:span></text:p>
      <text:p text:style-name="P10"><text:span text:style-name="T2"/></text:p>
      <text:p text:style-name="P11">Alternation (Zmiana) –<text:span text:style-name="T2"> polega na zmianie lub manipulowanie danymi, które mają wpływ na integralność systemu.</text:span></text:p>
      <text:p text:style-name="P11">Przykład: <text:span text:style-name="T2">atak typu man-in-the-middle, w którym atakujący zmienia dane wysyłane między dwoma stronami w celu oszukania jednej lub obu stron komunikacji.</text:span></text:p>
      <text:p text:style-name="P11"><text:span text:style-name="T2"/></text:p>
      <text:p text:style-name="P11">Denial (Zaprzeczenie) –<text:span text:style-name="T2"> polega na próbach zaprzeczenia wykonania jakiejś czynności.</text:span></text:p>
      <text:p text:style-name="P11">Przykład: <text:span text:style-name="T2">usunięcie dowodów wykonania jakiegoś ataku w systemie, by uniknąć odpowiedzialności lub ukryć swoje działania.</text:span></text:p>
      <text:p text:style-name="P2"><text:span text:style-name="T1">Autentyczność</text:span> – zapewnienie tożsamości, danych z deklarowanego źródła.</text:p>
      <text:p text:style-name="P3"><text:span text:style-name="T1">Niezaprzeczalność</text:span> – brak możliwości zaprzeczenia wykonanym czynnościom. </text:p>
      <text:p text:style-name="P3"/>
      <text:p text:style-name="P3"/>
      <text:p text:style-name="P3"><text:span text:style-name="T1">Przykład w przypadku zakupów online:</text:span></text:p>
      <text:p text:style-name="P3"><text:span text:style-name="T1">Autentyczność</text:span>:<text:tab/>W sytuacji gdy osoba zamówi dany produkt chcemy mieć pewność, że dany <text:tab/><text:tab/><text:tab/>klient rzeczywiście złożył zamówienie</text:p>
      <text:p text:style-name="P3"/>
      <text:p text:style-name="P3"><text:span text:style-name="T1">Niezaprzeczalność</text:span><text:span text:style-name="T2">:<text:tab/>Gdy klient złoży już zamówienie chcemy mieć pewność, że klient nie będzie <text:tab/><text:tab/><text:tab/>mógł zaprzeczyć jego złożeniu.</text:span></text:p>
      <text:p text:style-name="P3"><text:span text:style-name="T2"/></text:p>
      <text:p text:style-name="P3"><text:span text:style-name="T2"/></text:p>
      <text:p text:style-name="P12">Luka –<text:span text:style-name="T2"> słabość systemu, którą można wykorzystać do ataku.</text:span></text:p>
      <text:p text:style-name="P12">Zagrożenie –<text:span text:style-name="T2"> potencjalne niebezpieczeństwo związane z luką.</text:span></text:p>
      <text:p text:style-name="P12">Ryzyko –<text:span text:style-name="T2"> prawdopodobieństwo wykorzystania luki przez atakującego oraz konsekwencje dla biznesu.</text:span></text:p>
      <text:p text:style-name="P12"><text:span text:style-name="T2"/></text:p>
      <text:p text:style-name="P12">Przykład w przypadku salonu wystawowego:</text:p>
      <text:p text:style-name="P18"/>
      <text:p text:style-name="P18">Na wystawie jest samochód, który jest za ścianą wykonaną ze zwykłego szkła. Szkło stanowi <text:span text:style-name="T1">lukę </text:span>ponieważ jest podatne na stłuczenie. W związku ze stłuczeniem istnieje <text:span text:style-name="T1">zagrożenie</text:span>, że ktoś może je rozbić i ukraść samochód. Właściciele salonu powinni rozważyć <text:span text:style-name="T1">ryzyko</text:span>, czyli prawdopodobieństwo, że dojdzie do rozbicia szkła oraz kradzieży auta, a także konsekwencje tego zdarzenia dla firmy.</text:p>
      <text:p text:style-name="P18"/>
      <text:p text:style-name="P18"/>
      <text:p text:style-name="P18"/>
      <text:p text:style-name="P5">Modele bezpieczeństwa:</text:p>
      <text:p text:style-name="Standard"/>
      <text:p text:style-name="P13">Goguen-Meseguer –<text:span text:style-name="T2"> model związany z separacją domen i warstwowym podejściem do zabezpieczeń.</text:span></text:p>
      <text:p text:style-name="P13"><text:span text:style-name="T2"/></text:p>
      <text:p text:style-name="P13">Defense-in-Depth –<text:span text:style-name="T2"> Czyli model obrony w głębokości. Tworzenie systemu zabezpieczeń na wielu poziomach.</text:span></text:p>
      <text:p text:style-name="P13">Przykład<text:span text:style-name="T2">: Zamek w szufladzie, która znajduje się w zamkniętym pokoju, który znajduje się w zamkniętym domu, który jest monitorowany kamerami.</text:span></text:p>
      <text:p text:style-name="P13"><text:span text:style-name="T2"/></text:p>
      <text:p text:style-name="P13">Zero Trust –<text:span text:style-name="T2"> wszystko jest traktowane jako potencjalne zagrożenie do czasu weryfikacji. Zakłada, że nie ma zaufania do żadnych urządzeń, a weryfikacja jest wymagana przed uzyskaniem dostępu do zasobów.</text:span></text:p>
      <text:p text:style-name="P13"><text:span text:style-name="T2"/></text:p>
      <text:p text:style-name="P13">Shared Responsibility –<text:span text:style-name="T2"> podzielona odpowiedzialność za bezpieczeństwo w chmurze między dostawcą a użytkownikiem.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6">Przykłady zasad zabezpieczeń</text:p>
      <text:p text:style-name="Standard"/>
      <text:p text:style-name="Standard"/>
      <text:p text:style-name="P13">Najmniejsze uprawnienia –<text:span text:style-name="T2"> przydzielenie odpowiedniej ilości uprawnień użytkownikowi, adekwatnych do wykonywania jego pracy.</text:span></text:p>
      <text:p text:style-name="P13">Przykład<text:span text:style-name="T2">: jeśli użytkownik ma tylko odczytywać dane, powinien dostać uprawnienia tylko do odczytu.</text:span></text:p>
      <text:p text:style-name="P13"><text:span text:style-name="T2"/></text:p>
      <text:p text:style-name="P13">Minimalizacja powierzchni ataku –<text:span text:style-name="T2"> wyłączenie zbędnych usług, aby zminimalizować ryzyko ataku.</text:span></text:p>
      <text:p text:style-name="P13"><text:span text:style-name="T2"/></text:p>
      <text:p text:style-name="P13">Walidacja parametrów –<text:span text:style-name="T2"> walidacja wejść w jednym miejscu np. w bibliotece lub systemie.</text:span></text:p>
      <text:p text:style-name="P13"><text:span text:style-name="T2"/></text:p>
      <text:p text:style-name="P13">Centralizacja usług bezpieczeństwa –<text:span text:style-name="T2"> centralne zarządzanie usługami bezpieczeństwa np. uwierzytelnianiem.</text:span></text:p>
      <text:p text:style-name="P13"><text:span text:style-name="T2"/></text:p>
      <text:p text:style-name="P13">Przygotowanie na błędy –<text:span text:style-name="T2"> projektowanie systemów, które reagują odpowiednio na błędy i nie wyciekają danymi w przypadku awarii.</text:span></text:p>
      <text:p text:style-name="P13"><text:span text:style-name="T2"/></text:p>
      <text:p text:style-name="P7">Zasady w kontekście zaufania</text:p>
      <text:p text:style-name="Standard"/>
      <text:p text:style-name="P14">Trust but Verify –<text:span text:style-name="T2"> nawet gdy ufamy komuś lub czemuś to zawsze należy weryfikować.</text:span></text:p>
      <text:p text:style-name="P14">Zero Trust –<text:span text:style-name="T2"> Brak zaufania, weryfikacja jest obowiązkowa przed dostępem. Traktowanie wszystkiego jako potencjalne zagrożenie.</text:span></text:p>
      <text:p text:style-name="P14">Microsegmentation –<text:span text:style-name="T2"> segregowanie sieci na mniejsze segmenty z wymaganiem uwierzytelniania i kontroli dostępu między nimi.</text:span></text:p>
      <text:p text:style-name="P19"/>
      <text:p text:style-name="P7">Przykłady zastosowań zasad</text:p>
      <text:p text:style-name="Standard"/>
      <text:p text:style-name="P14">Wyłączenie niepotrzebnych serwerów –<text:span text:style-name="T2"> minimalizacja powierzchni ataku, zapewnienie bezpieczeństwa przez wyłączanie zbędnych komponentów.</text:span></text:p>
      <text:p text:style-name="P14">Przydzielanie dostępu do dokumentów tylko na zasadzie „potrzebujesz wiedzieć” –<text:span text:style-name="T2"> zasada najmniejszych uprawnień.</text:span></text:p>
      <text:p text:style-name="P14">Obsługa błędów i wyjątków w systemie –<text:span text:style-name="T2"> przygotowanie na błędy, tak aby system reagował bezpiecznie na awar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8:15:31.964000000</meta:creation-date>
    <dc:date>2025-02-20T16:21:38.031000000</dc:date>
    <meta:editing-duration>PT22H6M3S</meta:editing-duration>
    <meta:editing-cycles>9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47" meta:word-count="586" meta:character-count="4709" meta:non-whitespace-character-count="4137"/>
  </office:meta>
</office:document-meta>
</file>